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Ubuntu Mono" svg:font-family="'Ubuntu Mono', monospace"/>
    <style:font-face style:name="guardian-text-oreilly" svg:font-family="guardian-text-oreilly, Helvetica, sans-serif"/>
  </office:font-face-decls>
  <office:automatic-styles>
    <style:style style:name="P1" style:family="paragraph" style:parent-style-name="Preformatted_20_Text">
      <style:paragraph-properties fo:margin-left="0cm" fo:margin-right="0cm" fo:margin-top="0cm" fo:margin-bottom="0cm" style:contextual-spacing="false" fo:line-height="120%" fo:orphans="2" fo:widows="2" fo:text-indent="0cm" style:auto-text-indent="false" fo:padding="0cm" fo:border="none"/>
    </style:style>
    <style:style style:name="P2" style:family="paragraph" style:parent-style-name="Preformatted_20_Text">
      <style:paragraph-properties fo:margin-top="0cm" fo:margin-bottom="0cm" style:contextual-spacing="false" fo:line-height="120%" fo:orphans="2" fo:widows="2" fo:padding="0cm" fo:border="none"/>
    </style:style>
    <style:style style:name="P3" style:family="paragraph" style:parent-style-name="Preformatted_20_Text">
      <style:paragraph-properties fo:margin-left="0cm" fo:margin-right="0cm" fo:orphans="2" fo:widows="2" fo:text-indent="0cm" style:auto-text-indent="false"/>
    </style:style>
    <style:style style:name="P4" style:family="paragraph" style:parent-style-name="Preformatted_20_Text">
      <style:text-properties officeooo:paragraph-rsid="00162aa3"/>
    </style:style>
    <style:style style:name="P5" style:family="paragraph" style:parent-style-name="Standard">
      <style:paragraph-properties fo:margin-left="0cm" fo:margin-right="0cm" fo:orphans="2" fo:widows="2" fo:text-indent="0cm" style:auto-text-indent="false"/>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Text_20_body">
      <style:text-properties officeooo:paragraph-rsid="00162aa3"/>
    </style:style>
    <style:style style:name="P8" style:family="paragraph" style:parent-style-name="Text_20_body" style:list-style-name="L1">
      <style:paragraph-properties fo:padding="0.049cm" fo:border="0.06pt solid #d9d9e3"/>
    </style:style>
    <style:style style:name="P9" style:family="paragraph" style:parent-style-name="Text_20_body">
      <style:text-properties officeooo:paragraph-rsid="0017707b"/>
    </style:style>
    <style:style style:name="T1" style:family="text">
      <style:text-properties fo:font-variant="normal" fo:text-transform="none" fo:color="#008800" loext:opacity="100%" style:font-name="Ubuntu Mono" fo:letter-spacing="normal" fo:font-style="normal" fo:font-weight="normal"/>
    </style:style>
    <style:style style:name="T2" style:family="text">
      <style:text-properties fo:font-variant="normal" fo:text-transform="none" fo:color="#008800" loext:opacity="100%" style:font-name="Ubuntu Mono" fo:font-size="12pt" fo:letter-spacing="normal" fo:font-style="normal" fo:font-weight="normal"/>
    </style:style>
    <style:style style:name="T3" style:family="text">
      <style:text-properties fo:font-variant="normal" fo:text-transform="none" fo:color="#008800" loext:opacity="100%" style:font-name="Ubuntu Mono" fo:font-size="12pt" fo:letter-spacing="normal" fo:font-style="normal" fo:font-weight="normal" loext:padding="0.049cm" loext:border="0.06pt solid #d9d9e3"/>
    </style:style>
    <style:style style:name="T4" style:family="text">
      <style:text-properties fo:font-variant="normal" fo:text-transform="none" fo:color="#008800" loext:opacity="100%" style:font-name="Ubuntu Mono" fo:font-size="12pt" fo:letter-spacing="normal" fo:font-style="normal" fo:font-weight="normal" style:font-size-asian="12pt" style:font-size-complex="12pt"/>
    </style:style>
    <style:style style:name="T5" style:family="text">
      <style:text-properties fo:font-variant="normal" fo:text-transform="none" fo:color="#008800" loext:opacity="100%" style:font-name="Ubuntu Mono" fo:font-size="12pt" fo:letter-spacing="normal" fo:font-style="normal" fo:font-weight="normal" style:font-size-asian="12pt" style:font-size-complex="12pt" loext:padding="0.049cm" loext:border="0.06pt solid #d9d9e3"/>
    </style:style>
    <style:style style:name="T6" style:family="text">
      <style:text-properties fo:font-variant="normal" fo:text-transform="none" fo:color="#008800" loext:opacity="100%" style:font-name="Ubuntu Mono" fo:font-size="12pt" fo:letter-spacing="normal" fo:font-style="normal" fo:font-weight="normal" officeooo:rsid="00162aa3" style:font-size-asian="12pt" style:font-size-complex="12pt" loext:padding="0.049cm" loext:border="0.06pt solid #d9d9e3"/>
    </style:style>
    <style:style style:name="T7" style:family="text">
      <style:text-properties fo:font-variant="normal" fo:text-transform="none" fo:color="#008800" loext:opacity="100%" style:font-name="Ubuntu Mono" fo:font-size="14pt" fo:letter-spacing="normal" fo:font-style="normal" fo:font-weight="normal" style:font-size-asian="14pt" style:font-size-complex="14pt"/>
    </style:style>
    <style:style style:name="T8" style:family="text">
      <style:text-properties fo:font-variant="normal" fo:text-transform="none" fo:color="#000000" loext:opacity="100%" style:font-name="Ubuntu Mono" fo:letter-spacing="normal" fo:font-style="normal" fo:font-weight="normal"/>
    </style:style>
    <style:style style:name="T9" style:family="text">
      <style:text-properties fo:font-variant="normal" fo:text-transform="none" fo:color="#000000" loext:opacity="100%" style:font-name="Ubuntu Mono" fo:font-size="12pt" fo:letter-spacing="normal" fo:font-style="normal" fo:font-weight="normal"/>
    </style:style>
    <style:style style:name="T10" style:family="text">
      <style:text-properties fo:font-variant="normal" fo:text-transform="none" fo:color="#000000" loext:opacity="100%" style:font-name="Ubuntu Mono" fo:font-size="12pt" fo:letter-spacing="normal" fo:font-style="normal" fo:font-weight="normal" loext:padding="0.049cm" loext:border="0.06pt solid #d9d9e3"/>
    </style:style>
    <style:style style:name="T11" style:family="text">
      <style:text-properties fo:font-variant="normal" fo:text-transform="none" fo:color="#000000" loext:opacity="100%" style:font-name="Ubuntu Mono" fo:font-size="12pt" fo:letter-spacing="normal" fo:font-style="normal" fo:font-weight="normal" style:font-size-asian="12pt" style:font-size-complex="12pt"/>
    </style:style>
    <style:style style:name="T12" style:family="text">
      <style:text-properties fo:font-variant="normal" fo:text-transform="none" fo:color="#000000" loext:opacity="100%" style:font-name="Ubuntu Mono" fo:font-size="12pt" fo:letter-spacing="normal" fo:font-style="normal" fo:font-weight="normal" style:font-size-asian="12pt" style:font-size-complex="12pt" loext:padding="0.049cm" loext:border="0.06pt solid #d9d9e3"/>
    </style:style>
    <style:style style:name="T13" style:family="text">
      <style:text-properties fo:font-variant="normal" fo:text-transform="none" fo:color="#000000" loext:opacity="100%" style:font-name="Ubuntu Mono" fo:font-size="12pt" fo:letter-spacing="normal" fo:font-style="normal" fo:font-weight="normal" officeooo:rsid="00162aa3" style:font-size-asian="12pt" style:font-size-complex="12pt" loext:padding="0.049cm" loext:border="0.06pt solid #d9d9e3"/>
    </style:style>
    <style:style style:name="T14" style:family="text">
      <style:text-properties fo:font-variant="normal" fo:text-transform="none" fo:color="#000000" loext:opacity="100%" style:font-name="Ubuntu Mono" fo:font-size="12pt" fo:letter-spacing="normal" fo:font-style="normal" fo:font-weight="normal" officeooo:rsid="0017707b" style:font-size-asian="12pt" style:font-size-complex="12pt" loext:padding="0.049cm" loext:border="0.06pt solid #d9d9e3"/>
    </style:style>
    <style:style style:name="T15" style:family="text">
      <style:text-properties fo:font-variant="normal" fo:text-transform="none" fo:color="#000000" loext:opacity="100%" style:font-name="Ubuntu Mono" fo:font-size="14pt" fo:letter-spacing="normal" fo:font-style="normal" fo:font-weight="normal" style:font-size-asian="14pt" style:font-size-complex="14pt"/>
    </style:style>
    <style:style style:name="T16" style:family="text">
      <style:text-properties fo:font-variant="normal" fo:text-transform="none" fo:color="#000000" loext:opacity="100%" style:text-line-through-style="none" style:text-line-through-type="none" style:font-name="Ubuntu Mono" fo:letter-spacing="normal" fo:font-style="normal" style:text-underline-style="none" fo:font-weight="bold" style:text-blinking="false" loext:padding-left="0cm" loext:padding-right="0cm" loext:padding-top="0cm" loext:padding-bottom="0.049cm" loext:border-left="none" loext:border-right="none" loext:border-top="none" loext:border-bottom="0.06pt dotted #000000"/>
    </style:style>
    <style:style style:name="T17" style:family="text">
      <style:text-properties fo:font-variant="normal" fo:text-transform="none" fo:color="#000000" loext:opacity="100%" style:text-line-through-style="none" style:text-line-through-type="none" style:font-name="Ubuntu Mono" fo:letter-spacing="normal" fo:font-style="normal" style:text-underline-style="none" fo:font-weight="bold" style:text-blinking="false" loext:padding="0cm" loext:border="none"/>
    </style:style>
    <style:style style:name="T18" style:family="text">
      <style:text-properties fo:font-variant="normal" fo:text-transform="none" fo:color="#000000" loext:opacity="100%" style:text-line-through-style="none" style:text-line-through-type="none" style:font-name="Ubuntu Mono" fo:font-size="12pt" fo:letter-spacing="normal" fo:font-style="normal" style:text-underline-style="none" fo:font-weight="bold" style:text-blinking="false" loext:padding="0cm" loext:border="none"/>
    </style:style>
    <style:style style:name="T19" style:family="text">
      <style:text-properties fo:font-variant="normal" fo:text-transform="none" fo:color="#000000" loext:opacity="100%" style:text-line-through-style="none" style:text-line-through-type="none" style:font-name="Ubuntu Mono" fo:font-size="12pt" fo:letter-spacing="normal" fo:font-style="normal" style:text-underline-style="none" fo:font-weight="bold" style:text-blinking="false" style:font-size-asian="12pt" style:font-size-complex="12pt" loext:padding="0cm" loext:border="none"/>
    </style:style>
    <style:style style:name="T20" style:family="text">
      <style:text-properties fo:font-variant="normal" fo:text-transform="none" fo:color="#000000" loext:opacity="100%" style:text-line-through-style="none" style:text-line-through-type="none" style:font-name="Ubuntu Mono" fo:font-size="12pt" fo:letter-spacing="normal" fo:font-style="normal" style:text-underline-style="none" fo:font-weight="bold" style:text-blinking="false" style:font-size-asian="12pt" style:font-size-complex="12pt" loext:padding-left="0cm" loext:padding-right="0cm" loext:padding-top="0cm" loext:padding-bottom="0.049cm" loext:border-left="none" loext:border-right="none" loext:border-top="none" loext:border-bottom="0.06pt dotted #000000"/>
    </style:style>
    <style:style style:name="T21" style:family="text">
      <style:text-properties fo:font-variant="normal" fo:text-transform="none" fo:color="#000000" loext:opacity="100%" style:text-line-through-style="none" style:text-line-through-type="none" style:font-name="Ubuntu Mono" fo:font-size="12pt" fo:letter-spacing="normal" fo:font-style="normal" style:text-underline-style="none" fo:font-weight="bold" officeooo:rsid="00162aa3" style:text-blinking="false" style:font-size-asian="12pt" style:font-size-complex="12pt" loext:padding="0cm" loext:border="none"/>
    </style:style>
    <style:style style:name="T22" style:family="text">
      <style:text-properties fo:font-variant="normal" fo:text-transform="none" fo:color="#000000" loext:opacity="100%" style:text-line-through-style="none" style:text-line-through-type="none" style:font-name="Ubuntu Mono" fo:font-size="12pt" fo:letter-spacing="normal" fo:font-style="normal" style:text-underline-style="none" fo:font-weight="bold" officeooo:rsid="00162aa3" style:text-blinking="false" style:font-size-asian="12pt" style:font-size-complex="12pt" loext:padding-left="0cm" loext:padding-right="0cm" loext:padding-top="0cm" loext:padding-bottom="0.049cm" loext:border-left="none" loext:border-right="none" loext:border-top="none" loext:border-bottom="0.06pt dotted #000000"/>
    </style:style>
    <style:style style:name="T23" style:family="text">
      <style:text-properties fo:font-variant="normal" fo:text-transform="none" fo:color="#000000" loext:opacity="100%" style:text-line-through-style="none" style:text-line-through-type="none" style:font-name="Ubuntu Mono" fo:font-size="12pt" fo:letter-spacing="normal" fo:font-style="normal" style:text-underline-style="none" fo:font-weight="normal" style:text-blinking="false"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style:font-name="Ubuntu Mono" fo:font-size="14pt" fo:letter-spacing="normal" fo:font-style="normal" style:text-underline-style="none" fo:font-weight="bold" style:text-blinking="false" style:font-size-asian="14pt" style:font-size-complex="14pt" loext:padding="0cm" loext:border="none"/>
    </style:style>
    <style:style style:name="T25" style:family="text">
      <style:text-properties fo:font-variant="normal" fo:text-transform="none" fo:color="#000000" loext:opacity="100%" fo:letter-spacing="normal"/>
    </style:style>
    <style:style style:name="T26" style:family="text">
      <style:text-properties fo:font-variant="normal" fo:text-transform="none" fo:color="#666666" loext:opacity="100%" style:font-name="Ubuntu Mono" fo:letter-spacing="normal" fo:font-style="normal" fo:font-weight="normal"/>
    </style:style>
    <style:style style:name="T27" style:family="text">
      <style:text-properties fo:font-variant="normal" fo:text-transform="none" fo:color="#666666" loext:opacity="100%" style:font-name="Ubuntu Mono" fo:font-size="12pt" fo:letter-spacing="normal" fo:font-style="normal" fo:font-weight="normal"/>
    </style:style>
    <style:style style:name="T28" style:family="text">
      <style:text-properties fo:font-variant="normal" fo:text-transform="none" fo:color="#666666" loext:opacity="100%" style:font-name="Ubuntu Mono" fo:font-size="12pt" fo:letter-spacing="normal" fo:font-style="normal" fo:font-weight="normal" loext:padding="0.049cm" loext:border="0.06pt solid #d9d9e3"/>
    </style:style>
    <style:style style:name="T29" style:family="text">
      <style:text-properties fo:font-variant="normal" fo:text-transform="none" fo:color="#666666" loext:opacity="100%" style:font-name="Ubuntu Mono" fo:font-size="12pt" fo:letter-spacing="normal" fo:font-style="normal" fo:font-weight="normal" style:font-size-asian="12pt" style:font-size-complex="12pt"/>
    </style:style>
    <style:style style:name="T30" style:family="text">
      <style:text-properties fo:font-variant="normal" fo:text-transform="none" fo:color="#666666" loext:opacity="100%" style:font-name="Ubuntu Mono" fo:font-size="12pt" fo:letter-spacing="normal" fo:font-style="normal" fo:font-weight="normal" style:font-size-asian="12pt" style:font-size-complex="12pt" loext:padding="0.049cm" loext:border="0.06pt solid #d9d9e3"/>
    </style:style>
    <style:style style:name="T31" style:family="text">
      <style:text-properties fo:font-variant="normal" fo:text-transform="none" fo:color="#666666" loext:opacity="100%" style:font-name="Ubuntu Mono" fo:font-size="12pt" fo:letter-spacing="normal" fo:font-style="normal" fo:font-weight="normal" officeooo:rsid="00162aa3" style:font-size-asian="12pt" style:font-size-complex="12pt" loext:padding="0.049cm" loext:border="0.06pt solid #d9d9e3"/>
    </style:style>
    <style:style style:name="T32" style:family="text">
      <style:text-properties fo:font-variant="normal" fo:text-transform="none" fo:color="#666666" loext:opacity="100%" style:font-name="Ubuntu Mono" fo:font-size="14pt" fo:letter-spacing="normal" fo:font-style="normal" fo:font-weight="normal" style:font-size-asian="14pt" style:font-size-complex="14pt"/>
    </style:style>
    <style:style style:name="T33" style:family="text">
      <style:text-properties fo:font-variant="normal" fo:text-transform="none" fo:color="#666666" loext:opacity="100%" style:text-line-through-style="none" style:text-line-through-type="none" style:font-name="Ubuntu Mono" fo:font-size="12pt" fo:letter-spacing="normal" fo:font-style="normal" style:text-underline-style="none" fo:font-weight="normal" style:text-blinking="false" style:font-size-asian="12pt" style:font-size-complex="12pt" loext:padding="0cm" loext:border="none"/>
    </style:style>
    <style:style style:name="T34" style:family="text">
      <style:text-properties fo:font-variant="normal" fo:text-transform="none" fo:color="#374151" loext:opacity="100%" style:font-name="S hne" fo:font-size="12pt" fo:letter-spacing="normal" fo:font-style="normal" fo:font-weight="normal"/>
    </style:style>
    <style:style style:name="T35" style:family="text">
      <style:text-properties fo:font-variant="normal" fo:text-transform="none" fo:color="#374151" loext:opacity="100%" style:font-name="S hne" fo:font-size="12pt" fo:letter-spacing="normal" fo:font-style="normal" fo:font-weight="normal" loext:padding="0.049cm" loext:border="0.06pt solid #d9d9e3"/>
    </style:style>
    <style:style style:name="T36" style:family="text">
      <style:text-properties fo:font-variant="normal" fo:text-transform="none" fo:color="#374151" loext:opacity="100%" style:font-name="S hne" fo:font-size="12pt" fo:letter-spacing="normal" fo:font-style="normal" fo:font-weight="normal" style:font-size-asian="12pt" style:font-size-complex="12pt" loext:padding="0.049cm" loext:border="0.06pt solid #d9d9e3"/>
    </style:style>
    <style:style style:name="T37" style:family="text">
      <style:text-properties fo:font-variant="normal" fo:text-transform="none" fo:color="#374151" loext:opacity="100%" style:font-name="S hne" fo:font-size="12pt" fo:letter-spacing="normal" fo:font-style="normal" fo:font-weight="normal" officeooo:rsid="00162aa3" style:font-size-asian="12pt" style:font-size-complex="12pt" loext:padding="0.049cm" loext:border="0.06pt solid #d9d9e3"/>
    </style:style>
    <style:style style:name="T38" style:family="text">
      <style:text-properties fo:font-variant="normal" fo:text-transform="none" fo:color="#374151" loext:opacity="100%" style:font-name="S hne" fo:font-size="12pt" fo:letter-spacing="normal" fo:font-style="normal" fo:font-weight="normal" officeooo:rsid="001779dc" style:font-size-asian="12pt" style:font-size-complex="12pt" loext:padding="0.049cm" loext:border="0.06pt solid #d9d9e3"/>
    </style:style>
    <style:style style:name="T39" style:family="text">
      <style:text-properties fo:font-variant="normal" fo:text-transform="none" fo:color="#374151" loext:opacity="100%" style:font-name="S hne" fo:letter-spacing="normal" fo:font-style="normal" fo:font-weight="normal" loext:padding="0.049cm" loext:border="0.06pt solid #d9d9e3"/>
    </style:style>
    <style:style style:name="T40" style:family="text">
      <style:text-properties fo:font-variant="normal" fo:text-transform="none" fo:color="#374151" loext:opacity="100%" fo:letter-spacing="normal"/>
    </style:style>
    <style:style style:name="T41" style:family="text">
      <style:text-properties fo:font-variant="normal" fo:text-transform="none" fo:color="#374151" loext:opacity="100%" fo:font-size="12pt" fo:letter-spacing="normal" fo:font-style="normal" fo:font-weight="normal" loext:padding="0.049cm" loext:border="0.06pt solid #d9d9e3"/>
    </style:style>
    <style:style style:name="T42" style:family="text">
      <style:text-properties fo:font-variant="normal" fo:text-transform="none" fo:color="#374151" loext:opacity="100%" fo:font-size="12pt" fo:letter-spacing="normal" fo:font-style="normal" fo:font-weight="normal" officeooo:rsid="00162aa3" style:font-size-asian="12pt" style:font-size-complex="12pt" loext:padding="0.049cm" loext:border="0.06pt solid #d9d9e3"/>
    </style:style>
    <style:style style:name="T43" style:family="text">
      <style:text-properties fo:font-variant="normal" fo:text-transform="none" fo:color="#374151" loext:opacity="100%" style:text-line-through-style="none" style:text-line-through-type="none" style:font-name="S hne" fo:font-size="12pt" fo:letter-spacing="normal" fo:font-style="normal" style:text-underline-style="none" fo:font-weight="normal" style:text-blinking="false" style:font-size-asian="12pt" style:font-size-complex="12pt" loext:padding="0cm" loext:border="none"/>
    </style:style>
    <style:style style:name="T44" style:family="text">
      <style:text-properties fo:font-variant="normal" fo:text-transform="none" fo:color="#333399" loext:opacity="100%" style:font-name="Ubuntu Mono" fo:font-size="12pt" fo:letter-spacing="normal" fo:font-style="normal" fo:font-weight="normal" loext:padding="0.049cm" loext:border="0.06pt solid #d9d9e3"/>
    </style:style>
    <style:style style:name="T45" style:family="text">
      <style:text-properties fo:font-variant="normal" fo:text-transform="none" fo:color="#333399" loext:opacity="100%" style:font-name="Ubuntu Mono" fo:font-size="12pt" fo:letter-spacing="normal" fo:font-style="normal" fo:font-weight="normal" style:font-size-asian="12pt" style:font-size-complex="12pt"/>
    </style:style>
    <style:style style:name="T46" style:family="text">
      <style:text-properties fo:font-variant="normal" fo:text-transform="none" fo:color="#333399" loext:opacity="100%" style:font-name="Ubuntu Mono" fo:font-size="12pt" fo:letter-spacing="normal" fo:font-style="normal" fo:font-weight="normal" officeooo:rsid="00162aa3" style:font-size-asian="12pt" style:font-size-complex="12pt" loext:padding="0.049cm" loext:border="0.06pt solid #d9d9e3"/>
    </style:style>
    <style:style style:name="T47" style:family="text">
      <style:text-properties fo:font-variant="normal" fo:text-transform="none" fo:color="#333399" loext:opacity="100%" style:font-name="Ubuntu Mono" fo:letter-spacing="normal" fo:font-style="normal" fo:font-weight="normal"/>
    </style:style>
    <style:style style:name="T48" style:family="text">
      <style:text-properties fo:font-variant="normal" fo:text-transform="none" fo:color="#333333" loext:opacity="100%" style:font-name="guardian-text-oreilly" fo:font-size="12pt" fo:letter-spacing="normal" fo:font-style="normal" fo:font-weight="normal" style:font-size-asian="12pt" style:font-size-complex="12pt" loext:padding="0.049cm" loext:border="0.06pt solid #d9d9e3"/>
    </style:style>
    <style:style style:name="T49" style:family="text">
      <style:text-properties loext:padding="0.049cm" loext:border="0.06pt solid #d9d9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1"><text:span text:style-name="T7">struct</text:span><text:span text:style-name="T15"> </text:span><text:a xlink:type="simple" xlink:href="https://elixir.bootlin.com/linux/v4.5/C/ident/pci_dev" text:style-name="Internet_20_link" text:visited-style-name="Visited_20_Internet_20_Link"><text:span text:style-name="T24">pci_dev</text:span></text:a><text:span text:style-name="T15"> </text:span><text:span text:style-name="T32">{</text:span></text:p>
      <text:p text:style-name="P1"><text:span text:style-name="T1"/></text:p>
      <text:p text:style-name="P1"><text:span text:style-name="T1"/></text:p>
      <text:p text:style-name="P1"><text:span text:style-name="T1"/></text:p>
      <text:p text:style-name="P1"><text:span text:style-name="T1">struct</text:span><text:span text:style-name="T8"> </text:span><text:a xlink:type="simple" xlink:href="https://elixir.bootlin.com/linux/v4.5/C/ident/list_head" text:style-name="Internet_20_link" text:visited-style-name="Visited_20_Internet_20_Link"><text:span text:style-name="T16">list_head</text:span></text:a><text:span text:style-name="T8"> </text:span><text:a xlink:type="simple" xlink:href="https://elixir.bootlin.com/linux/v4.5/C/ident/bus_list" text:style-name="Internet_20_link" text:visited-style-name="Visited_20_Internet_20_Link"><text:span text:style-name="T17">bus_list</text:span></text:a><text:span text:style-name="T26">;</text:span></text:p>
      <text:p text:style-name="Standard"/>
      <text:p text:style-name="Standard"><text:tab/><text:tab/><text:span text:style-name="Source_20_Text"><text:span text:style-name="T49">struct list_head</text:span></text:span><text:span text:style-name="T40"> </text:span><text:span text:style-name="T34">is a data structure commonly used in the Linux kernel for implementing linked lists. It consists of two pointers, </text:span><text:span text:style-name="Source_20_Text"><text:span text:style-name="T49">next</text:span></text:span><text:span text:style-name="T40"> </text:span><text:span text:style-name="T34">and </text:span><text:span text:style-name="Source_20_Text"><text:span text:style-name="T49">prev</text:span></text:span><text:span text:style-name="T34">, which point to the next and previous elements in the list.</text:span></text:p>
      <text:p text:style-name="Standard"><text:span text:style-name="T34"/></text:p>
      <text:p text:style-name="P5"><text:span text:style-name="T34">In the context of </text:span><text:span text:style-name="Source_20_Text"><text:span text:style-name="T41">bus_list</text:span></text:span><text:span text:style-name="T34">, it is likely being used to maintain a linked list of objects that represent buses in a system. Each element in the linked list is likely to contain information about a particular bus, such as its name, ID, and driver.</text:span></text:p>
      <text:p text:style-name="P5"><text:span text:style-name="T34"/></text:p>
      <text:p text:style-name="P5"><text:span text:style-name="T34"/></text:p>
      <text:p text:style-name="P5"><text:span text:style-name="T34"/></text:p>
      <text:p text:style-name="P3"><text:span text:style-name="T2">struct</text:span><text:span text:style-name="T9"> </text:span><text:a xlink:type="simple" xlink:href="https://elixir.bootlin.com/linux/v4.5/C/ident/pci_bus" text:style-name="Internet_20_link" text:visited-style-name="Visited_20_Internet_20_Link"><text:span text:style-name="T18">pci_bus</text:span></text:a><text:span text:style-name="T9"> <text:s/></text:span><text:span text:style-name="T27">*</text:span><text:a xlink:type="simple" xlink:href="https://elixir.bootlin.com/linux/v4.5/C/ident/bus" text:style-name="Internet_20_link" text:visited-style-name="Visited_20_Internet_20_Link"><text:span text:style-name="T18">bus</text:span></text:a><text:span text:style-name="T27">;</text:span></text:p>
      <text:p text:style-name="P5"><text:span text:style-name="T34"/></text:p>
      <text:p text:style-name="P5"><text:span text:style-name="T34"><text:tab/></text:span><text:span text:style-name="Source_20_Text"><text:span text:style-name="T41">struct pci_bus *bus</text:span></text:span><text:span text:style-name="T34"> is a declaration of a pointer variable named </text:span><text:span text:style-name="Source_20_Text"><text:span text:style-name="T41">bus</text:span></text:span><text:span text:style-name="T34"> that points to a structure of type </text:span><text:span text:style-name="Source_20_Text"><text:span text:style-name="T41">struct pci_bus</text:span></text:span></text:p>
      <text:p text:style-name="P5"><text:span text:style-name="Source_20_Text"><text:span text:style-name="T35"/></text:span></text:p>
      <text:p text:style-name="P5"><text:span text:style-name="Source_20_Text"><text:span text:style-name="T41">struct pci_bus</text:span></text:span><text:span text:style-name="Source_20_Text"><text:span text:style-name="T35"> is a data structure that represents a PCI bus, which is a type of computer bus used for connecting peripheral devices to a computer's motherboard. The </text:span></text:span><text:span text:style-name="Source_20_Text"><text:span text:style-name="T41">struct pci_bus</text:span></text:span><text:span text:style-name="Source_20_Text"><text:span text:style-name="T35"> structure contains information about the devices connected to the bus, such as their device IDs, vendor IDs, and configuration registers.</text:span></text:span></text:p>
      <text:p text:style-name="P5"><text:span text:style-name="Source_20_Text"><text:span text:style-name="T35"/></text:span></text:p>
      <text:p text:style-name="P3"><text:span text:style-name="Source_20_Text"><text:span text:style-name="T3">struct</text:span></text:span><text:span text:style-name="Source_20_Text"><text:span text:style-name="T10"> </text:span></text:span><text:a xlink:type="simple" xlink:href="https://elixir.bootlin.com/linux/v4.5/C/ident/pci_bus" text:style-name="Internet_20_link" text:visited-style-name="Visited_20_Internet_20_Link"><text:span text:style-name="Source_20_Text"><text:span text:style-name="T18">pci_bus</text:span></text:span></text:a><text:span text:style-name="Source_20_Text"><text:span text:style-name="T10"> <text:s/></text:span></text:span><text:span text:style-name="Source_20_Text"><text:span text:style-name="T28">*</text:span></text:span><text:a xlink:type="simple" xlink:href="https://elixir.bootlin.com/linux/v4.5/C/ident/subordinate" text:style-name="Internet_20_link" text:visited-style-name="Visited_20_Internet_20_Link"><text:span text:style-name="Source_20_Text"><text:span text:style-name="T18">subordinate</text:span></text:span></text:a><text:span text:style-name="Source_20_Text"><text:span text:style-name="T28">;</text:span></text:span></text:p>
      <text:p text:style-name="P3"><text:span text:style-name="Source_20_Text"><text:span text:style-name="T28"/></text:span></text:p>
      <text:p text:style-name="P5"><text:span text:style-name="Source_20_Text"><text:span text:style-name="T35"><text:tab/></text:span></text:span><text:span text:style-name="Source_20_Text"><text:span text:style-name="T35">The </text:span></text:span><text:span text:style-name="Source_20_Text"><text:span text:style-name="T41">subordinate</text:span></text:span><text:span text:style-name="Source_20_Text"><text:span text:style-name="T35"> member of a </text:span></text:span><text:span text:style-name="Source_20_Text"><text:span text:style-name="T41">struct pci_bus</text:span></text:span><text:span text:style-name="Source_20_Text"><text:span text:style-name="T35"> structure points to the next bus in the hierarchy that is subordinate to the current bus. In other words, it points to the bus that is directly connected to the current bus, and any devices attached to that bus are considered subordinate to the current bus.</text:span></text:span></text:p>
      <text:p text:style-name="P5"><text:span text:style-name="Source_20_Text"><text:span text:style-name="T35"><text:tab/></text:span></text:span></text:p>
      <text:p text:style-name="P5"><text:span text:style-name="Source_20_Text"><text:span text:style-name="T35"/></text:span></text:p>
      <text:p text:style-name="P3"><text:span text:style-name="Source_20_Text"><text:span text:style-name="T3">struct</text:span></text:span><text:span text:style-name="Source_20_Text"><text:span text:style-name="T10"> </text:span></text:span><text:a xlink:type="simple" xlink:href="https://elixir.bootlin.com/linux/v4.5/C/ident/proc_dir_entry" text:style-name="Internet_20_link" text:visited-style-name="Visited_20_Internet_20_Link"><text:span text:style-name="Source_20_Text"><text:span text:style-name="T18">proc_dir_entry</text:span></text:span></text:a><text:span text:style-name="Source_20_Text"><text:span text:style-name="T10"> </text:span></text:span><text:span text:style-name="Source_20_Text"><text:span text:style-name="T28">*</text:span></text:span><text:a xlink:type="simple" xlink:href="https://elixir.bootlin.com/linux/v4.5/C/ident/procent" text:style-name="Internet_20_link" text:visited-style-name="Visited_20_Internet_20_Link"><text:span text:style-name="Source_20_Text"><text:span text:style-name="T18">procent</text:span></text:span></text:a><text:span text:style-name="Source_20_Text"><text:span text:style-name="T28">;</text:span></text:span></text:p>
      <text:p text:style-name="P5"><text:span text:style-name="Source_20_Text"><text:span text:style-name="T35"/></text:span></text:p>
      <text:p text:style-name="P5"><text:span text:style-name="Source_20_Text"><text:span text:style-name="T35"><text:tab/>structure contains information about the entry, such as its name, its parent directory, its permissions, and its operations.</text:span></text:span></text:p>
      <text:p text:style-name="P5"><text:span text:style-name="Source_20_Text"><text:span text:style-name="T35"/></text:span></text:p>
      <text:p text:style-name="P5"><text:span text:style-name="Source_20_Text"><text:span text:style-name="T35"/></text:span></text:p>
      <text:p text:style-name="P3"><text:span text:style-name="Source_20_Text"><text:span text:style-name="T3">struct</text:span></text:span><text:span text:style-name="Source_20_Text"><text:span text:style-name="T10"> </text:span></text:span><text:a xlink:type="simple" xlink:href="https://elixir.bootlin.com/linux/v4.5/C/ident/pci_slot" text:style-name="Internet_20_link" text:visited-style-name="Visited_20_Internet_20_Link"><text:span text:style-name="Source_20_Text"><text:span text:style-name="T18">pci_slot</text:span></text:span></text:a><text:span text:style-name="Source_20_Text"><text:span text:style-name="T10"> </text:span></text:span><text:span text:style-name="Source_20_Text"><text:span text:style-name="T28">*</text:span></text:span><text:a xlink:type="simple" xlink:href="https://elixir.bootlin.com/linux/v4.5/C/ident/slot" text:style-name="Internet_20_link" text:visited-style-name="Visited_20_Internet_20_Link"><text:span text:style-name="Source_20_Text"><text:span text:style-name="T18">slot</text:span></text:span></text:a><text:span text:style-name="Source_20_Text"><text:span text:style-name="T28">;</text:span></text:span></text:p>
      <text:p text:style-name="P5"><text:span text:style-name="Source_20_Text"><text:span text:style-name="T35"/></text:span></text:p>
      <text:p text:style-name="P5"><text:soft-page-break/><text:span text:style-name="Source_20_Text"><text:span text:style-name="T35"><text:tab/></text:span></text:span><text:span text:style-name="Source_20_Text"><text:span text:style-name="T41">struct pci_slot</text:span></text:span><text:span text:style-name="Source_20_Text"><text:span text:style-name="T35"> is a data structure that represents a PCI slot, which is a physical connector on a computer's motherboard that allows PCI devices to be plugged in</text:span></text:span></text:p>
      <text:p text:style-name="P5"><text:span text:style-name="Source_20_Text"><text:span text:style-name="T35"/></text:span></text:p>
      <text:p text:style-name="P5"><text:span text:style-name="Source_20_Text"><text:span text:style-name="T35">location on the motherboard, the type of connector it uses, and whether a device is currently plugged into the slot. </text:span></text:span></text:p>
      <text:p text:style-name="P5"><text:span text:style-name="Source_20_Text"><text:span text:style-name="T35">represent hot-pluggable PCI slots that support the PCI Hot Plug specification. This specification allows PCI devices to be added or removed from a running system without requiring a system reboot.</text:span></text:span></text:p>
      <text:p text:style-name="P5"><text:span text:style-name="Source_20_Text"><text:span text:style-name="T35"/></text:span></text:p>
      <text:p text:style-name="P3"><text:span text:style-name="Source_20_Text"><text:span text:style-name="T44">unsigned</text:span></text:span><text:span text:style-name="Source_20_Text"><text:span text:style-name="T10"> </text:span></text:span><text:a xlink:type="simple" xlink:href="https://elixir.bootlin.com/linux/v4.5/C/ident/short" text:style-name="Internet_20_link" text:visited-style-name="Visited_20_Internet_20_Link"><text:span text:style-name="Source_20_Text"><text:span text:style-name="T18">short</text:span></text:span></text:a><text:span text:style-name="Source_20_Text"><text:span text:style-name="T10"> <text:s/></text:span></text:span><text:a xlink:type="simple" xlink:href="https://elixir.bootlin.com/linux/v4.5/C/ident/vendor" text:style-name="Internet_20_link" text:visited-style-name="Visited_20_Internet_20_Link"><text:span text:style-name="Source_20_Text"><text:span text:style-name="T18">vendor</text:span></text:span></text:a><text:span text:style-name="Source_20_Text"><text:span text:style-name="T28">;</text:span></text:span></text:p>
      <text:p text:style-name="P5"><text:span text:style-name="Source_20_Text"><text:span text:style-name="T35"/></text:span></text:p>
      <text:p text:style-name="P5"><text:span text:style-name="Source_20_Text"><text:span text:style-name="T35">this variable is typically used to store the vendor ID of a PCI device.</text:span></text:span></text:p>
      <text:p text:style-name="P5"><text:span text:style-name="Source_20_Text"><text:span text:style-name="T35"/></text:span></text:p>
      <text:p text:style-name="P5"><text:span text:style-name="Source_20_Text"><text:span text:style-name="T35"/></text:span></text:p>
      <text:p text:style-name="P3"><text:span text:style-name="Source_20_Text"><text:span text:style-name="T44">unsigned</text:span></text:span><text:span text:style-name="Source_20_Text"><text:span text:style-name="T10"> </text:span></text:span><text:a xlink:type="simple" xlink:href="https://elixir.bootlin.com/linux/v4.5/C/ident/short" text:style-name="Internet_20_link" text:visited-style-name="Visited_20_Internet_20_Link"><text:span text:style-name="Source_20_Text"><text:span text:style-name="T18">short</text:span></text:span></text:a><text:span text:style-name="Source_20_Text"><text:span text:style-name="T10"> <text:s/></text:span></text:span><text:a xlink:type="simple" xlink:href="https://elixir.bootlin.com/linux/v4.5/C/ident/device" text:style-name="Internet_20_link" text:visited-style-name="Visited_20_Internet_20_Link"><text:span text:style-name="Source_20_Text"><text:span text:style-name="T18">device</text:span></text:span></text:a><text:span text:style-name="Source_20_Text"><text:span text:style-name="T28">;</text:span></text:span></text:p>
      <text:p text:style-name="P5"><text:span text:style-name="Source_20_Text"><text:span text:style-name="T35"/></text:span></text:p>
      <text:p text:style-name="P5"><text:span text:style-name="Source_20_Text"><text:span text:style-name="T35">this variable is typically used to store the device ID of a PCI device.</text:span></text:span></text:p>
      <text:p text:style-name="P5"><text:span text:style-name="Source_20_Text"><text:span text:style-name="T35"/></text:span></text:p>
      <text:p text:style-name="P5"><text:span text:style-name="Source_20_Text"><text:span text:style-name="T35"/></text:span></text:p>
      <text:p text:style-name="P3"><text:span text:style-name="Source_20_Text"><text:span text:style-name="T44">unsigned</text:span></text:span><text:span text:style-name="Source_20_Text"><text:span text:style-name="T10"> </text:span></text:span><text:a xlink:type="simple" xlink:href="https://elixir.bootlin.com/linux/v4.5/C/ident/short" text:style-name="Internet_20_link" text:visited-style-name="Visited_20_Internet_20_Link"><text:span text:style-name="Source_20_Text"><text:span text:style-name="T18">short</text:span></text:span></text:a><text:span text:style-name="Source_20_Text"><text:span text:style-name="T10"> <text:s/></text:span></text:span><text:a xlink:type="simple" xlink:href="https://elixir.bootlin.com/linux/v4.5/C/ident/subsystem_vendor" text:style-name="Internet_20_link" text:visited-style-name="Visited_20_Internet_20_Link"><text:span text:style-name="Source_20_Text"><text:span text:style-name="T18">subsystem_vendor</text:span></text:span></text:a><text:span text:style-name="Source_20_Text"><text:span text:style-name="T28">;</text:span></text:span></text:p>
      <text:p text:style-name="P2"><text:span text:style-name="T45">unsigned</text:span><text:span text:style-name="T11"> </text:span><text:a xlink:type="simple" xlink:href="https://elixir.bootlin.com/linux/v4.5/C/ident/short" text:style-name="Internet_20_link" text:visited-style-name="Visited_20_Internet_20_Link"><text:span text:style-name="T19">short</text:span></text:a><text:span text:style-name="T11"> <text:s/></text:span><text:a xlink:type="simple" xlink:href="https://elixir.bootlin.com/linux/v4.5/C/ident/subsystem_device" text:style-name="Internet_20_link" text:visited-style-name="Visited_20_Internet_20_Link"><text:span text:style-name="T19">subsystem_device</text:span></text:a><text:span text:style-name="T29">;</text:span></text:p>
      <text:p text:style-name="P5"><text:span text:style-name="Source_20_Text"><text:span text:style-name="T35"/></text:span></text:p>
      <text:p text:style-name="P5"><text:span text:style-name="Source_20_Text"><text:span text:style-name="T48">These specify the PCI subsystem vendor and subsystem device IDs of a device.</text:span></text:span></text:p>
      <text:p text:style-name="P5"><text:span text:style-name="Source_20_Text"><text:span text:style-name="T36"/></text:span></text:p>
      <text:p text:style-name="P5"><text:span text:style-name="Source_20_Text"><text:span text:style-name="T36"/></text:span></text:p>
      <text:p text:style-name="P3"><text:a xlink:type="simple" xlink:href="https://elixir.bootlin.com/linux/v4.5/C/ident/u8" text:style-name="Internet_20_link" text:visited-style-name="Visited_20_Internet_20_Link"><text:span text:style-name="Source_20_Text"><text:span text:style-name="T19">u8</text:span></text:span></text:a><text:span text:style-name="Source_20_Text"><text:span text:style-name="T23"> </text:span></text:span><text:a xlink:type="simple" xlink:href="https://elixir.bootlin.com/linux/v4.5/C/ident/revision" text:style-name="Internet_20_link" text:visited-style-name="Visited_20_Internet_20_Link"><text:span text:style-name="Source_20_Text"><text:span text:style-name="T20">revision</text:span></text:span></text:a><text:span text:style-name="Source_20_Text"><text:span text:style-name="T33">;</text:span></text:span></text:p>
      <text:p text:style-name="P3"><text:span text:style-name="Source_20_Text"><text:span text:style-name="T19"/></text:span></text:p>
      <text:p text:style-name="P3"><text:span text:style-name="Source_20_Text"><text:span text:style-name="T43">The Revision ID is used to identify specific versions of the device.</text:span></text:span></text:p>
      <text:p text:style-name="P5"><text:span text:style-name="Source_20_Text"><text:span text:style-name="T36"/></text:span></text:p>
      <text:p text:style-name="P3"><text:span text:style-name="Source_20_Text"><text:span text:style-name="T5">struct</text:span></text:span><text:span text:style-name="Source_20_Text"><text:span text:style-name="T12"> </text:span></text:span><text:a xlink:type="simple" xlink:href="https://elixir.bootlin.com/linux/v4.5/C/ident/pci_driver" text:style-name="Internet_20_link" text:visited-style-name="Visited_20_Internet_20_Link"><text:span text:style-name="Source_20_Text"><text:span text:style-name="T19">pci_driver</text:span></text:span></text:a><text:span text:style-name="Source_20_Text"><text:span text:style-name="T12"> </text:span></text:span><text:span text:style-name="Source_20_Text"><text:span text:style-name="T30">*</text:span></text:span><text:span text:style-name="Source_20_Text"><text:span text:style-name="T12">driver</text:span></text:span><text:span text:style-name="Source_20_Text"><text:span text:style-name="T30">;</text:span></text:span></text:p>
      <text:p text:style-name="P5"><text:span text:style-name="Source_20_Text"><text:span text:style-name="T36"/></text:span></text:p>
      <text:p text:style-name="P5"><text:span text:style-name="Source_20_Text"><text:span text:style-name="T36">A PCI driver is a kernel module that provides the software interface between a PCI device and the rest of the system. When a PCI device is detected by the kernel, the kernel searches for a device driver that is registered to handle devices with the device's vendor ID, device ID, and class code.</text:span></text:span></text:p>
      <text:p text:style-name="P5"><text:span text:style-name="Source_20_Text"><text:span text:style-name="T36"/></text:span></text:p>
      <text:p text:style-name="P6"><text:span text:style-name="Source_20_Text"><text:span text:style-name="T36">The structure contains a number of function pointers that are called by the kernel to perform device-specific operations, such as initializing the device, configuring its resources, and handling interrupts.</text:span></text:span></text:p>
      <text:p text:style-name="Text_20_body"><text:line-break/></text:p>
      <text:p text:style-name="P2"><text:span text:style-name="T25"><text:s/></text:span><text:span text:style-name="T4">struct</text:span><text:span text:style-name="T11"> </text:span><text:a xlink:type="simple" xlink:href="https://elixir.bootlin.com/linux/v4.5/C/ident/device_dma_parameters" text:style-name="Internet_20_link" text:visited-style-name="Visited_20_Internet_20_Link"><text:span text:style-name="T19">device_dma_parameters</text:span></text:a><text:span text:style-name="T11"> </text:span><text:a xlink:type="simple" xlink:href="https://elixir.bootlin.com/linux/v4.5/C/ident/dma_parms" text:style-name="Internet_20_link" text:visited-style-name="Visited_20_Internet_20_Link"><text:span text:style-name="T19">dma_parms</text:span></text:a><text:span text:style-name="T29">;</text:span></text:p>
      <text:p text:style-name="Text_20_body"><text:soft-page-break/><text:span text:style-name="Source_20_Text"><text:span text:style-name="T36"><text:tab/></text:span></text:span></text:p>
      <text:p text:style-name="Text_20_body"><text:span text:style-name="Source_20_Text"><text:span text:style-name="T36">this structure is used to specify DMA (Direct Memory Access) parameters for a device.</text:span></text:span></text:p>
      <text:p text:style-name="P7"><text:span text:style-name="Source_20_Text"><text:span text:style-name="T37">It containt </text:span></text:span><text:span text:style-name="Source_20_Text"><text:span text:style-name="T46">unsigned</text:span></text:span><text:span text:style-name="Source_20_Text"><text:span text:style-name="T13"> </text:span></text:span><text:span text:style-name="Source_20_Text"><text:span text:style-name="T46">int</text:span></text:span><text:span text:style-name="Source_20_Text"><text:span text:style-name="T13"> </text:span></text:span><text:a xlink:type="simple" xlink:href="https://elixir.bootlin.com/linux/v4.5/C/ident/max_segment_size" text:style-name="Internet_20_link" text:visited-style-name="Visited_20_Internet_20_Link"><text:span text:style-name="Source_20_Text"><text:span text:style-name="T21">max_segment_size</text:span></text:span></text:a><text:span text:style-name="Source_20_Text"><text:span text:style-name="T31">;</text:span></text:span><text:span text:style-name="Source_20_Text"><text:span text:style-name="T13"> </text:span></text:span><text:span text:style-name="Source_20_Text"><text:span text:style-name="T14">and </text:span></text:span><text:span text:style-name="T47">unsigned</text:span><text:span text:style-name="T8"> </text:span><text:span text:style-name="T47">long</text:span><text:span text:style-name="T8"> </text:span><text:a xlink:type="simple" xlink:href="https://elixir.bootlin.com/linux/v4.5/C/ident/segment_boundary_mask" text:style-name="Internet_20_link" text:visited-style-name="Visited_20_Internet_20_Link"><text:span text:style-name="T17">segment_boundary_mask</text:span></text:a><text:span text:style-name="T26">; .</text:span></text:p>
      <text:p text:style-name="P4"><text:span text:style-name="Source_20_Text"><text:span text:style-name="T6">struct</text:span></text:span><text:span text:style-name="Source_20_Text"><text:span text:style-name="T13"> <text:s/></text:span></text:span><text:a xlink:type="simple" xlink:href="https://elixir.bootlin.com/linux/v4.5/C/ident/device" text:style-name="Internet_20_link" text:visited-style-name="Visited_20_Internet_20_Link"><text:span text:style-name="Source_20_Text"><text:span text:style-name="T21">device</text:span></text:span></text:a><text:span text:style-name="Source_20_Text"><text:span text:style-name="T13"> <text:s/>dev</text:span></text:span><text:span text:style-name="Source_20_Text"><text:span text:style-name="T31">;</text:span></text:span></text:p>
      <text:p text:style-name="P7"><text:span text:style-name="Source_20_Text"><text:span text:style-name="T37"/></text:span></text:p>
      <text:p text:style-name="P7"><text:span text:style-name="Source_20_Text"><text:span text:style-name="T37">contains information about the device such as its name, type, and bus. Devices are organized into a tree structure based on their relationships with other devices, with each device having a parent device and zero or more child devices.</text:span></text:span></text:p>
      <text:list xml:id="list2300808320" text:style-name="L1">
        <text:list-item>
          <text:p text:style-name="P8"><text:span text:style-name="Source_20_Text"><text:span text:style-name="T49">struct device *parent</text:span></text:span>: A pointer to the device's parent device, or <text:span text:style-name="Source_20_Text"><text:span text:style-name="T49">NULL</text:span></text:span> if the device is at the root of the device tree.</text:p>
        </text:list-item>
        <text:list-item>
          <text:p text:style-name="P8"><text:span text:style-name="Source_20_Text"><text:span text:style-name="T49">struct device_driver *driver</text:span></text:span>: A pointer to the device's driver, or <text:span text:style-name="Source_20_Text"><text:span text:style-name="T49">NULL</text:span></text:span> if the device does not have a driver associated with it.</text:p>
        </text:list-item>
        <text:list-item>
          <text:p text:style-name="P8"><text:span text:style-name="Source_20_Text"><text:span text:style-name="T49">const char *name</text:span></text:span>: A string that contains the name of the device.</text:p>
        </text:list-item>
        <text:list-item>
          <text:p text:style-name="P8"><text:span text:style-name="Source_20_Text"><text:span text:style-name="T49">struct bus_type *bus</text:span></text:span>: A pointer to the bus type that the device is connected to.</text:p>
        </text:list-item>
        <text:list-item>
          <text:p text:style-name="P8"><text:span text:style-name="Source_20_Text"><text:span text:style-name="T49">struct device_type *type</text:span></text:span>: A pointer to the type of the device, such as "network adapter" or "graphics card".</text:p>
        </text:list-item>
        <text:list-item>
          <text:p text:style-name="P8"><text:span text:style-name="Source_20_Text"><text:span text:style-name="T49">dev_t devt</text:span></text:span>: The device number for the device, which is used by the kernel to identify the device.</text:p>
        </text:list-item>
        <text:list-item>
          <text:p text:style-name="P8"><text:span text:style-name="Source_20_Text"><text:span text:style-name="T49">struct class *class</text:span></text:span>: A pointer to the device's class, which is used to group devices with similar functionality together.</text:p>
        </text:list-item>
      </text:list>
      <text:p text:style-name="P9"><text:line-break/><text:span text:style-name="T1">struct</text:span><text:span text:style-name="T8"> </text:span><text:a xlink:type="simple" xlink:href="https://elixir.bootlin.com/linux/v4.5/C/ident/resource" text:style-name="Internet_20_link" text:visited-style-name="Visited_20_Internet_20_Link"><text:span text:style-name="T17">resource</text:span></text:a><text:span text:style-name="T8"> </text:span><text:a xlink:type="simple" xlink:href="https://elixir.bootlin.com/linux/v4.5/C/ident/resource" text:style-name="Internet_20_link" text:visited-style-name="Visited_20_Internet_20_Link"><text:span text:style-name="T17">resource</text:span></text:a><text:span text:style-name="T26">[</text:span><text:a xlink:type="simple" xlink:href="https://elixir.bootlin.com/linux/v4.5/C/ident/DEVICE_COUNT_RESOURCE" text:style-name="Internet_20_link" text:visited-style-name="Visited_20_Internet_20_Link"><text:span text:style-name="T16">DEVICE_COUNT_RESOURCE</text:span></text:a><text:span text:style-name="T26">];</text:span></text:p>
      <text:p text:style-name="P9"><text:tab/><text:line-break/><text:span text:style-name="Source_20_Text"><text:span text:style-name="T37">contains information about the start and end addresses of the range, as well as the flags that indicate the type of the range (e.g., memory or I/O space).</text:span></text:span></text:p>
      <text:p text:style-name="P9"><text:span text:style-name="Source_20_Text"><text:span text:style-name="T37"/></text:span></text:p>
      <text:p text:style-name="P9"><text:span text:style-name="Source_20_Text"><text:span text:style-name="T37"/></text:span></text:p>
      <text:p text:style-name="P9"><text:span text:style-name="Source_20_Text"><text:span text:style-name="T3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Ubuntu Mono" svg:font-family="'Ubuntu Mono', monospace"/>
    <style:font-face style:name="guardian-text-oreilly" svg:font-family="guardian-text-oreilly,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10:05:58.824755074</meta:creation-date>
    <dc:date>2023-04-12T12:31:48.748986341</dc:date>
    <meta:editing-duration>PT22M15S</meta:editing-duration>
    <meta:editing-cycles>1</meta:editing-cycles>
    <meta:generator>LibreOffice/7.3.7.2$Linux_X86_64 LibreOffice_project/30$Build-2</meta:generator>
    <meta:document-statistic meta:table-count="0" meta:image-count="0" meta:object-count="0" meta:page-count="3" meta:paragraph-count="44" meta:word-count="705" meta:character-count="4270" meta:non-whitespace-character-count="3591"/>
  </office:meta>
</office:document-meta>
</file>